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text-properties officeooo:paragraph-rsid="00bc9838"/>
    </style:style>
    <style:style style:name="P5" style:family="paragraph" style:parent-style-name="Heading_20_1">
      <style:paragraph-properties fo:break-before="page"/>
    </style:style>
    <style:style style:name="P6" style:family="paragraph" style:parent-style-name="Heading_20_2">
      <style:text-properties officeooo:paragraph-rsid="006c1924"/>
    </style:style>
    <style:style style:name="P7" style:family="paragraph" style:parent-style-name="Heading_20_2">
      <style:text-properties officeooo:paragraph-rsid="00b3361a"/>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officeooo:paragraph-rsid="001e68d2"/>
    </style:style>
    <style:style style:name="P11" style:family="paragraph" style:parent-style-name="Text_20_body">
      <style:text-properties officeooo:paragraph-rsid="002ed3ae"/>
    </style:style>
    <style:style style:name="P12" style:family="paragraph" style:parent-style-name="Text_20_body">
      <style:text-properties officeooo:paragraph-rsid="002f1d8d"/>
    </style:style>
    <style:style style:name="P13" style:family="paragraph" style:parent-style-name="Text_20_body">
      <style:text-properties officeooo:paragraph-rsid="003424b3"/>
    </style:style>
    <style:style style:name="P14" style:family="paragraph" style:parent-style-name="Text_20_body">
      <style:text-properties officeooo:paragraph-rsid="0037548d"/>
    </style:style>
    <style:style style:name="P15" style:family="paragraph" style:parent-style-name="Text_20_body">
      <style:text-properties officeooo:paragraph-rsid="003a6fad"/>
    </style:style>
    <style:style style:name="P16" style:family="paragraph" style:parent-style-name="Text_20_body">
      <style:text-properties officeooo:paragraph-rsid="0041b457"/>
    </style:style>
    <style:style style:name="P17" style:family="paragraph" style:parent-style-name="Text_20_body">
      <style:text-properties officeooo:paragraph-rsid="0048e3e4"/>
    </style:style>
    <style:style style:name="P18" style:family="paragraph" style:parent-style-name="Text_20_body">
      <style:text-properties officeooo:paragraph-rsid="0051c7e8"/>
    </style:style>
    <style:style style:name="P19" style:family="paragraph" style:parent-style-name="Text_20_body">
      <style:text-properties officeooo:paragraph-rsid="0062d4ca"/>
    </style:style>
    <style:style style:name="P20" style:family="paragraph" style:parent-style-name="Text_20_body">
      <style:text-properties officeooo:paragraph-rsid="00668a18"/>
    </style:style>
    <style:style style:name="P21" style:family="paragraph" style:parent-style-name="Text_20_body">
      <style:text-properties officeooo:paragraph-rsid="0067a2cd"/>
    </style:style>
    <style:style style:name="P22" style:family="paragraph" style:parent-style-name="Text_20_body">
      <style:text-properties officeooo:paragraph-rsid="006b6438"/>
    </style:style>
    <style:style style:name="P23" style:family="paragraph" style:parent-style-name="Text_20_body">
      <style:text-properties officeooo:paragraph-rsid="006c0616"/>
    </style:style>
    <style:style style:name="P24" style:family="paragraph" style:parent-style-name="Text_20_body">
      <style:text-properties officeooo:paragraph-rsid="006c1924"/>
    </style:style>
    <style:style style:name="P25" style:family="paragraph" style:parent-style-name="Text_20_body">
      <style:text-properties officeooo:paragraph-rsid="006d45c2"/>
    </style:style>
    <style:style style:name="P26" style:family="paragraph" style:parent-style-name="Text_20_body">
      <style:text-properties officeooo:paragraph-rsid="0071938d"/>
    </style:style>
    <style:style style:name="P27" style:family="paragraph" style:parent-style-name="Text_20_body">
      <style:text-properties officeooo:paragraph-rsid="0073401a"/>
    </style:style>
    <style:style style:name="P28" style:family="paragraph" style:parent-style-name="Text_20_body">
      <style:text-properties officeooo:paragraph-rsid="00735c5f"/>
    </style:style>
    <style:style style:name="P29" style:family="paragraph" style:parent-style-name="Text_20_body">
      <style:text-properties officeooo:paragraph-rsid="00782529"/>
    </style:style>
    <style:style style:name="P30" style:family="paragraph" style:parent-style-name="Text_20_body">
      <style:text-properties officeooo:paragraph-rsid="007833ca"/>
    </style:style>
    <style:style style:name="P31" style:family="paragraph" style:parent-style-name="Text_20_body">
      <style:text-properties officeooo:paragraph-rsid="007b4628"/>
    </style:style>
    <style:style style:name="P32" style:family="paragraph" style:parent-style-name="Text_20_body">
      <style:text-properties officeooo:paragraph-rsid="007f2a49"/>
    </style:style>
    <style:style style:name="P33" style:family="paragraph" style:parent-style-name="Text_20_body">
      <style:text-properties officeooo:paragraph-rsid="0080ea79"/>
    </style:style>
    <style:style style:name="P34" style:family="paragraph" style:parent-style-name="Text_20_body">
      <style:text-properties officeooo:paragraph-rsid="0083f325"/>
    </style:style>
    <style:style style:name="P35" style:family="paragraph" style:parent-style-name="Text_20_body">
      <style:text-properties officeooo:paragraph-rsid="0085e93f"/>
    </style:style>
    <style:style style:name="P36" style:family="paragraph" style:parent-style-name="Text_20_body">
      <style:text-properties officeooo:paragraph-rsid="008d1762"/>
    </style:style>
    <style:style style:name="P37" style:family="paragraph" style:parent-style-name="Text_20_body">
      <style:text-properties officeooo:paragraph-rsid="008d9148"/>
    </style:style>
    <style:style style:name="P38" style:family="paragraph" style:parent-style-name="Text_20_body">
      <style:text-properties officeooo:paragraph-rsid="00925674"/>
    </style:style>
    <style:style style:name="P39" style:family="paragraph" style:parent-style-name="Text_20_body">
      <style:text-properties officeooo:paragraph-rsid="00951d16"/>
    </style:style>
    <style:style style:name="P40" style:family="paragraph" style:parent-style-name="Text_20_body">
      <style:text-properties officeooo:paragraph-rsid="0095fa6b"/>
    </style:style>
    <style:style style:name="P41" style:family="paragraph" style:parent-style-name="Text_20_body">
      <style:text-properties officeooo:paragraph-rsid="009bd3d7"/>
    </style:style>
    <style:style style:name="P42" style:family="paragraph" style:parent-style-name="Text_20_body">
      <style:text-properties officeooo:paragraph-rsid="009dc0ad"/>
    </style:style>
    <style:style style:name="P43" style:family="paragraph" style:parent-style-name="Text_20_body">
      <style:text-properties fo:font-style="italic" officeooo:paragraph-rsid="00a5a1a2" style:font-style-asian="italic" style:font-style-complex="italic"/>
    </style:style>
    <style:style style:name="P44" style:family="paragraph" style:parent-style-name="Text_20_body">
      <style:text-properties fo:font-style="italic" officeooo:paragraph-rsid="00a6efe3" style:font-style-asian="italic" style:font-style-complex="italic"/>
    </style:style>
    <style:style style:name="P45" style:family="paragraph" style:parent-style-name="Text_20_body">
      <style:text-properties fo:font-style="italic" officeooo:paragraph-rsid="00b77d62" style:font-style-asian="italic" style:font-style-complex="italic"/>
    </style:style>
    <style:style style:name="P46" style:family="paragraph" style:parent-style-name="Text_20_body">
      <style:text-properties fo:font-style="italic" officeooo:paragraph-rsid="00c4fb35" style:font-style-asian="italic" style:font-style-complex="italic"/>
    </style:style>
    <style:style style:name="P47" style:family="paragraph" style:parent-style-name="Text_20_body">
      <style:text-properties fo:font-style="italic" officeooo:paragraph-rsid="00c6d6e0" style:font-style-asian="italic" style:font-style-complex="italic"/>
    </style:style>
    <style:style style:name="P48" style:family="paragraph" style:parent-style-name="Text_20_body">
      <style:text-properties fo:font-style="italic" officeooo:paragraph-rsid="00d06495" style:font-style-asian="italic" style:font-style-complex="italic"/>
    </style:style>
    <style:style style:name="P49" style:family="paragraph" style:parent-style-name="Text_20_body">
      <style:text-properties fo:font-style="italic" officeooo:paragraph-rsid="00d96ede" style:font-style-asian="italic" style:font-style-complex="italic"/>
    </style:style>
    <style:style style:name="P50" style:family="paragraph" style:parent-style-name="Text_20_body">
      <style:text-properties fo:font-style="italic" officeooo:paragraph-rsid="00da53b6" style:font-style-asian="italic" style:font-style-complex="italic"/>
    </style:style>
    <style:style style:name="P51" style:family="paragraph" style:parent-style-name="Text_20_body">
      <style:text-properties fo:font-style="italic" officeooo:paragraph-rsid="00dbec05" style:font-style-asian="italic" style:font-style-complex="italic"/>
    </style:style>
    <style:style style:name="P52" style:family="paragraph" style:parent-style-name="Text_20_body">
      <style:text-properties officeooo:paragraph-rsid="00a86c96"/>
    </style:style>
    <style:style style:name="P53" style:family="paragraph" style:parent-style-name="Text_20_body">
      <style:text-properties officeooo:paragraph-rsid="00aad9ea"/>
    </style:style>
    <style:style style:name="P54" style:family="paragraph" style:parent-style-name="Text_20_body">
      <style:text-properties officeooo:paragraph-rsid="00b10040"/>
    </style:style>
    <style:style style:name="P55" style:family="paragraph" style:parent-style-name="Text_20_body">
      <style:text-properties officeooo:paragraph-rsid="00b3361a"/>
    </style:style>
    <style:style style:name="P56" style:family="paragraph" style:parent-style-name="Text_20_body">
      <style:text-properties officeooo:paragraph-rsid="00c0ad18"/>
    </style:style>
    <style:style style:name="P57" style:family="paragraph" style:parent-style-name="Text_20_body">
      <style:text-properties officeooo:paragraph-rsid="00c1558e"/>
    </style:style>
    <style:style style:name="P58" style:family="paragraph" style:parent-style-name="Text_20_body">
      <style:text-properties officeooo:paragraph-rsid="00c4cdee"/>
    </style:style>
    <style:style style:name="P59" style:family="paragraph" style:parent-style-name="Text_20_body">
      <style:text-properties fo:font-style="normal" officeooo:paragraph-rsid="00dc8bf8" style:font-style-asian="normal" style:font-style-complex="normal"/>
    </style:style>
    <style:style style:name="P60" style:family="paragraph" style:parent-style-name="Text_20_body">
      <style:text-properties fo:font-style="normal" officeooo:paragraph-rsid="00e4a515" style:font-style-asian="normal" style:font-style-complex="normal"/>
    </style:style>
    <style:style style:name="P61" style:family="paragraph" style:parent-style-name="Text_20_body">
      <style:text-properties officeooo:paragraph-rsid="00d40d9f"/>
    </style:style>
    <style:style style:name="P62" style:family="paragraph" style:parent-style-name="Text_20_body">
      <style:text-properties officeooo:paragraph-rsid="00e3f92f"/>
    </style:style>
    <style:style style:name="P63" style:family="paragraph" style:parent-style-name="Text_20_body">
      <style:text-properties officeooo:paragraph-rsid="00e5816f"/>
    </style:style>
    <style:style style:name="P64" style:family="paragraph" style:parent-style-name="Text_20_body">
      <style:text-properties officeooo:paragraph-rsid="00e5f189"/>
    </style:style>
    <style:style style:name="P65" style:family="paragraph" style:parent-style-name="Text_20_body">
      <style:text-properties officeooo:paragraph-rsid="00e6cb7b"/>
    </style:style>
    <style:style style:name="P66" style:family="paragraph" style:parent-style-name="Text_20_body">
      <style:text-properties officeooo:paragraph-rsid="00e6dd08"/>
    </style:style>
    <style:style style:name="P67" style:family="paragraph" style:parent-style-name="Text_20_body">
      <style:paragraph-properties fo:break-before="page"/>
      <style:text-properties fo:font-style="italic" officeooo:paragraph-rsid="00b77d62" style:font-style-asian="italic" style:font-style-complex="italic"/>
    </style:style>
    <style:style style:name="P68" style:family="paragraph" style:parent-style-name="Heading_20_3">
      <style:text-properties officeooo:paragraph-rsid="002f1d8d"/>
    </style:style>
    <style:style style:name="P69" style:family="paragraph" style:parent-style-name="Heading_20_3">
      <style:text-properties officeooo:paragraph-rsid="00b3361a"/>
    </style:style>
    <style:style style:name="P70" style:family="paragraph" style:parent-style-name="Standard" style:list-style-name="L1">
      <style:text-properties officeooo:paragraph-rsid="001de303"/>
    </style:style>
    <style:style style:name="P71" style:family="paragraph" style:parent-style-name="Standard">
      <style:text-properties officeooo:paragraph-rsid="001d887e"/>
    </style:style>
    <style:style style:name="P72" style:family="paragraph" style:parent-style-name="Standard">
      <style:text-properties officeooo:paragraph-rsid="00202105"/>
    </style:style>
    <style:style style:name="P73" style:family="paragraph" style:parent-style-name="Standard">
      <style:text-properties officeooo:paragraph-rsid="002243f0"/>
    </style:style>
    <style:style style:name="P74" style:family="paragraph" style:parent-style-name="Standard">
      <style:text-properties officeooo:paragraph-rsid="00225e72"/>
    </style:style>
    <style:style style:name="P75" style:family="paragraph" style:parent-style-name="Standard">
      <style:text-properties officeooo:paragraph-rsid="00231c2d"/>
    </style:style>
    <style:style style:name="P76" style:family="paragraph" style:parent-style-name="Standard">
      <style:text-properties officeooo:paragraph-rsid="00269f45"/>
    </style:style>
    <style:style style:name="P77" style:family="paragraph" style:parent-style-name="Standard">
      <style:text-properties officeooo:paragraph-rsid="00270aaf"/>
    </style:style>
    <style:style style:name="P78" style:family="paragraph" style:parent-style-name="Standard">
      <style:text-properties officeooo:paragraph-rsid="0028f125"/>
    </style:style>
    <style:style style:name="P79" style:family="paragraph" style:parent-style-name="Standard">
      <style:text-properties officeooo:paragraph-rsid="00293804"/>
    </style:style>
    <style:style style:name="P80" style:family="paragraph" style:parent-style-name="Standard">
      <style:text-properties officeooo:paragraph-rsid="003e5850"/>
    </style:style>
    <style:style style:name="P81" style:family="paragraph" style:parent-style-name="Standard">
      <style:text-properties officeooo:paragraph-rsid="00551731"/>
    </style:style>
    <style:style style:name="P82" style:family="paragraph" style:parent-style-name="Standard">
      <style:text-properties officeooo:paragraph-rsid="005933d2"/>
    </style:style>
    <style:style style:name="P83" style:family="paragraph" style:parent-style-name="Standard">
      <style:text-properties officeooo:paragraph-rsid="005cf946"/>
    </style:style>
    <style:style style:name="P84" style:family="paragraph" style:parent-style-name="Standard">
      <style:text-properties officeooo:paragraph-rsid="00600494"/>
    </style:style>
    <style:style style:name="P85"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T86" style:family="text">
      <style:text-properties officeooo:rsid="00765960"/>
    </style:style>
    <style:style style:name="T87" style:family="text">
      <style:text-properties officeooo:rsid="00782529"/>
    </style:style>
    <style:style style:name="T88" style:family="text">
      <style:text-properties officeooo:rsid="007833ca"/>
    </style:style>
    <style:style style:name="T89" style:family="text">
      <style:text-properties officeooo:rsid="0078e8e6"/>
    </style:style>
    <style:style style:name="T90" style:family="text">
      <style:text-properties officeooo:rsid="007ab795"/>
    </style:style>
    <style:style style:name="T91" style:family="text">
      <style:text-properties officeooo:rsid="007b4628"/>
    </style:style>
    <style:style style:name="T92" style:family="text">
      <style:text-properties officeooo:rsid="007b7f42"/>
    </style:style>
    <style:style style:name="T93" style:family="text">
      <style:text-properties officeooo:rsid="007d3870"/>
    </style:style>
    <style:style style:name="T94" style:family="text">
      <style:text-properties officeooo:rsid="007f2a49"/>
    </style:style>
    <style:style style:name="T95" style:family="text">
      <style:text-properties officeooo:rsid="0080ea79"/>
    </style:style>
    <style:style style:name="T96" style:family="text">
      <style:text-properties officeooo:rsid="00817832"/>
    </style:style>
    <style:style style:name="T97" style:family="text">
      <style:text-properties officeooo:rsid="00821a11"/>
    </style:style>
    <style:style style:name="T98" style:family="text">
      <style:text-properties officeooo:rsid="008251c3"/>
    </style:style>
    <style:style style:name="T99" style:family="text">
      <style:text-properties officeooo:rsid="0083721a"/>
    </style:style>
    <style:style style:name="T100" style:family="text">
      <style:text-properties officeooo:rsid="0083f325"/>
    </style:style>
    <style:style style:name="T101" style:family="text">
      <style:text-properties officeooo:rsid="0085e93f"/>
    </style:style>
    <style:style style:name="T102" style:family="text">
      <style:text-properties officeooo:rsid="00878ce2"/>
    </style:style>
    <style:style style:name="T103" style:family="text">
      <style:text-properties officeooo:rsid="00897aca"/>
    </style:style>
    <style:style style:name="T104" style:family="text">
      <style:text-properties officeooo:rsid="008a2af9"/>
    </style:style>
    <style:style style:name="T105" style:family="text">
      <style:text-properties officeooo:rsid="008b2169"/>
    </style:style>
    <style:style style:name="T106" style:family="text">
      <style:text-properties officeooo:rsid="008c129c"/>
    </style:style>
    <style:style style:name="T107" style:family="text">
      <style:text-properties officeooo:rsid="008d1762"/>
    </style:style>
    <style:style style:name="T108" style:family="text">
      <style:text-properties officeooo:rsid="008d9148"/>
    </style:style>
    <style:style style:name="T109" style:family="text">
      <style:text-properties officeooo:rsid="0090cf39"/>
    </style:style>
    <style:style style:name="T110" style:family="text">
      <style:text-properties officeooo:rsid="00915e60"/>
    </style:style>
    <style:style style:name="T111" style:family="text">
      <style:text-properties officeooo:rsid="00916c77"/>
    </style:style>
    <style:style style:name="T112" style:family="text">
      <style:text-properties officeooo:rsid="00925674"/>
    </style:style>
    <style:style style:name="T113" style:family="text">
      <style:text-properties officeooo:rsid="00938153"/>
    </style:style>
    <style:style style:name="T114" style:family="text">
      <style:text-properties officeooo:rsid="00951d16"/>
    </style:style>
    <style:style style:name="T115" style:family="text">
      <style:text-properties officeooo:rsid="0095fa6b"/>
    </style:style>
    <style:style style:name="T116" style:family="text">
      <style:text-properties officeooo:rsid="0097e104"/>
    </style:style>
    <style:style style:name="T117" style:family="text">
      <style:text-properties officeooo:rsid="0099da44"/>
    </style:style>
    <style:style style:name="T118" style:family="text">
      <style:text-properties officeooo:rsid="009af580"/>
    </style:style>
    <style:style style:name="T119" style:family="text">
      <style:text-properties officeooo:rsid="009bd3d7"/>
    </style:style>
    <style:style style:name="T120" style:family="text">
      <style:text-properties officeooo:rsid="009dc0ad"/>
    </style:style>
    <style:style style:name="T121" style:family="text">
      <style:text-properties officeooo:rsid="009f3634"/>
    </style:style>
    <style:style style:name="T122" style:family="text">
      <style:text-properties officeooo:rsid="00a02a3a"/>
    </style:style>
    <style:style style:name="T123" style:family="text">
      <style:text-properties officeooo:rsid="00a1e8da"/>
    </style:style>
    <style:style style:name="T124" style:family="text">
      <style:text-properties officeooo:rsid="00a31b5b"/>
    </style:style>
    <style:style style:name="T125" style:family="text">
      <style:text-properties officeooo:rsid="00a4461d"/>
    </style:style>
    <style:style style:name="T126" style:family="text">
      <style:text-properties officeooo:rsid="00a5a1a2"/>
    </style:style>
    <style:style style:name="T127" style:family="text">
      <style:text-properties officeooo:rsid="00a6efe3"/>
    </style:style>
    <style:style style:name="T128" style:family="text">
      <style:text-properties officeooo:rsid="00a86c96"/>
    </style:style>
    <style:style style:name="T129" style:family="text">
      <style:text-properties officeooo:rsid="00aad9ea"/>
    </style:style>
    <style:style style:name="T130" style:family="text">
      <style:text-properties officeooo:rsid="00ac8576"/>
    </style:style>
    <style:style style:name="T131" style:family="text">
      <style:text-properties fo:font-weight="bold" officeooo:rsid="00aad9ea" style:font-weight-asian="bold" style:font-weight-complex="bold"/>
    </style:style>
    <style:style style:name="T132" style:family="text">
      <style:text-properties officeooo:rsid="00af22f6"/>
    </style:style>
    <style:style style:name="T133" style:family="text">
      <style:text-properties officeooo:rsid="00af49df"/>
    </style:style>
    <style:style style:name="T134" style:family="text">
      <style:text-properties officeooo:rsid="00b10040"/>
    </style:style>
    <style:style style:name="T135" style:family="text">
      <style:text-properties officeooo:rsid="00b69b61"/>
    </style:style>
    <style:style style:name="T136" style:family="text">
      <style:text-properties officeooo:rsid="00b77d62"/>
    </style:style>
    <style:style style:name="T137" style:family="text">
      <style:text-properties officeooo:rsid="00b826c6"/>
    </style:style>
    <style:style style:name="T138" style:family="text">
      <style:text-properties officeooo:rsid="00ba615b"/>
    </style:style>
    <style:style style:name="T139" style:family="text">
      <style:text-properties officeooo:rsid="00bc9838"/>
    </style:style>
    <style:style style:name="T140" style:family="text">
      <style:text-properties officeooo:rsid="00be1242"/>
    </style:style>
    <style:style style:name="T141" style:family="text">
      <style:text-properties officeooo:rsid="00be35cc"/>
    </style:style>
    <style:style style:name="T142" style:family="text">
      <style:text-properties officeooo:rsid="00bf5b4a"/>
    </style:style>
    <style:style style:name="T143" style:family="text">
      <style:text-properties officeooo:rsid="00c0ad18"/>
    </style:style>
    <style:style style:name="T144" style:family="text">
      <style:text-properties officeooo:rsid="00c1558e"/>
    </style:style>
    <style:style style:name="T145" style:family="text">
      <style:text-properties officeooo:rsid="00c4fb35"/>
    </style:style>
    <style:style style:name="T146" style:family="text">
      <style:text-properties officeooo:rsid="00c6d6e0"/>
    </style:style>
    <style:style style:name="T147" style:family="text">
      <style:text-properties officeooo:rsid="00c77572"/>
    </style:style>
    <style:style style:name="T148" style:family="text">
      <style:text-properties officeooo:rsid="00c95663"/>
    </style:style>
    <style:style style:name="T149" style:family="text">
      <style:text-properties fo:font-style="italic" officeooo:rsid="00c97782" style:font-style-asian="italic" style:font-style-complex="italic"/>
    </style:style>
    <style:style style:name="T150" style:family="text">
      <style:text-properties fo:font-style="italic" officeooo:rsid="00cb35f5" style:font-style-asian="italic" style:font-style-complex="italic"/>
    </style:style>
    <style:style style:name="T151" style:family="text">
      <style:text-properties fo:font-style="italic" officeooo:rsid="00d63467" style:font-style-asian="italic" style:font-style-complex="italic"/>
    </style:style>
    <style:style style:name="T152" style:family="text">
      <style:text-properties fo:font-style="italic" officeooo:rsid="00d78c6e" style:font-style-asian="italic" style:font-style-complex="italic"/>
    </style:style>
    <style:style style:name="T153" style:family="text">
      <style:text-properties officeooo:rsid="00cc2aab"/>
    </style:style>
    <style:style style:name="T154" style:family="text">
      <style:text-properties officeooo:rsid="00ce1657"/>
    </style:style>
    <style:style style:name="T155" style:family="text">
      <style:text-properties officeooo:rsid="00cf167c"/>
    </style:style>
    <style:style style:name="T156" style:family="text">
      <style:text-properties officeooo:rsid="00cf97c7"/>
    </style:style>
    <style:style style:name="T157" style:family="text">
      <style:text-properties officeooo:rsid="00d06495"/>
    </style:style>
    <style:style style:name="T158" style:family="text">
      <style:text-properties officeooo:rsid="00d1498b"/>
    </style:style>
    <style:style style:name="T159" style:family="text">
      <style:text-properties officeooo:rsid="00d25f97"/>
    </style:style>
    <style:style style:name="T160" style:family="text">
      <style:text-properties officeooo:rsid="00d40d9f"/>
    </style:style>
    <style:style style:name="T161" style:family="text">
      <style:text-properties officeooo:rsid="00d494b7"/>
    </style:style>
    <style:style style:name="T162" style:family="text">
      <style:text-properties officeooo:rsid="00d96ede"/>
    </style:style>
    <style:style style:name="T163" style:family="text">
      <style:text-properties officeooo:rsid="00da53b6"/>
    </style:style>
    <style:style style:name="T164" style:family="text">
      <style:text-properties officeooo:rsid="00dbec05"/>
    </style:style>
    <style:style style:name="T165" style:family="text">
      <style:text-properties officeooo:rsid="00dc8bf8"/>
    </style:style>
    <style:style style:name="T166" style:family="text">
      <style:text-properties officeooo:rsid="00dd8be9"/>
    </style:style>
    <style:style style:name="T167" style:family="text">
      <style:text-properties officeooo:rsid="00de87f8"/>
    </style:style>
    <style:style style:name="T168" style:family="text">
      <style:text-properties officeooo:rsid="00ded15e"/>
    </style:style>
    <style:style style:name="T169" style:family="text">
      <style:text-properties officeooo:rsid="00e0b30a"/>
    </style:style>
    <style:style style:name="T170" style:family="text">
      <style:text-properties officeooo:rsid="00e2220b"/>
    </style:style>
    <style:style style:name="T171" style:family="text">
      <style:text-properties officeooo:rsid="00e3f92f"/>
    </style:style>
    <style:style style:name="T172" style:family="text">
      <style:text-properties officeooo:rsid="00e4a515"/>
    </style:style>
    <style:style style:name="T173" style:family="text">
      <style:text-properties officeooo:rsid="00e5816f"/>
    </style:style>
    <style:style style:name="T174" style:family="text">
      <style:text-properties officeooo:rsid="00e5f189"/>
    </style:style>
    <style:style style:name="T175" style:family="text">
      <style:text-properties officeooo:rsid="00e6cb7b"/>
    </style:style>
    <style:style style:name="T176" style:family="text">
      <style:text-properties officeooo:rsid="00e6dd08"/>
    </style:style>
    <style:style style:name="T177" style:family="text">
      <style:text-properties officeooo:rsid="00e6fac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345_388439170"/><text:span text:style-name="T139">A functional approach to bdd-style assertions for web </text:span><text:span text:style-name="T140">based</text:span><text:span text:style-name="T139"> </text:span><text:span text:style-name="T140">programming </text:span><text:span text:style-name="T141">in Javascript</text:span><text:bookmark-end text:name="__RefHeading__345_388439170"/></text:h>
      <text:p text:style-name="P57"><text:span text:style-name="T143">MSc Final Project</text:span></text:p>
      <text:p text:style-name="P58"><text:span text:style-name="T142">Jim Higson</text:span></text:p>
      <text:p text:style-name="P57"><text:span text:style-name="T144">??? term 2013</text:span></text:p>
      <text:p text:style-name="P56"><text:span text:style-name="T142"/></text:p>
      <text:p text:style-name="P54"><text:span text:style-name="T134"><text:word-count>3043</text:word-count></text:span><text:span text:style-name="T134"> </text:span><text:span text:style-name="T138">Words </text:span><text:span text:style-name="T149">target is </text:span><text:span text:style-name="T150">15,000 to 20,000 </text:span><text:span text:style-name="T152">(strict max)</text:span><text:span text:style-name="T150">. 45-60 pages. </text:span><text:span text:style-name="T151">Exclude Biblo but everything else.</text:span></text:p>
      <text:h text:style-name="P5" text:outline-level="1"><text:bookmark-start text:name="__RefHeading__347_388439170"/><text:span text:style-name="T134">Abstract </text:span><text:span text:style-name="T170">(100 to 200 words)</text:span><text:bookmark-end text:name="__RefHeading__347_388439170"/></text:h>
      <text:p text:style-name="P45"><text:span text:style-name="T136"><text:s/></text:span><text:span text:style-name="T137">~2 longish paragraphs</text:span></text:p>
      <text:p text:style-name="P46"><text:span text:style-name="T145">Area of study</text:span></text:p>
      <text:p text:style-name="P46"><text:span text:style-name="T145">Contribution to the knowledge in this area</text:span></text:p>
      <text:p text:style-name="P46"><text:span text:style-name="T145">Contents of dissertation</text:span></text:p>
      <text:p text:style-name="P46"><text:span text:style-name="T145">Other points of interest</text:span></text:p>
      <text:p text:style-name="P47"><text:span text:style-name="T146">Write in passive sense (just for the abstract. Rest should be </text:span><text:span text:style-name="T147">first person plural 'we...</text:span><text:span text:style-name="T148">'</text:span><text:span text:style-name="T147">)</text:span></text:p>
      <text:p text:style-name="P67"><text:span text:style-name="T13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345_388439170" text:style-name="Index_20_Link" text:visited-style-name="Index_20_Link">A functional approach to bdd-style assertions for web based programming in Javascript<text:tab/>1</text:a></text:p>
          <text:p text:style-name="P9"><text:a xlink:type="simple" xlink:href="#__RefHeading__347_388439170" text:style-name="Index_20_Link" text:visited-style-name="Index_20_Link">Abstract<text:tab/>2</text:a></text:p>
          <text:p text:style-name="P9"><text:a xlink:type="simple" xlink:href="#__RefHeading__351_388439170" text:style-name="Index_20_Link" text:visited-style-name="Index_20_Link">Introduction 2-5 pages<text:tab/>3</text:a></text:p>
          <text:p text:style-name="P9"><text:a xlink:type="simple" xlink:href="#__RefHeading__353_388439170" text:style-name="Index_20_Link" text:visited-style-name="Index_20_Link">Background 2 to 10 pages<text:tab/>3</text:a></text:p>
          <text:p text:style-name="P3"><text:a xlink:type="simple" xlink:href="#__RefHeading__487_388439170" text:style-name="Index_20_Link" text:visited-style-name="Index_20_Link">What Javascript is<text:tab/>4</text:a></text:p>
          <text:p text:style-name="P3"><text:a xlink:type="simple" xlink:href="#__RefHeading__599_388439170" text:style-name="Index_20_Link" text:visited-style-name="Index_20_Link">State of testing in Javascript<text:tab/>4</text:a></text:p>
          <text:p text:style-name="P3"><text:a xlink:type="simple" xlink:href="#__RefHeading__429_388439170" text:style-name="Index_20_Link" text:visited-style-name="Index_20_Link">Prior art<text:tab/>4</text:a></text:p>
          <text:p text:style-name="P8"><text:a xlink:type="simple" xlink:href="#__RefHeading__367_388439170" text:style-name="Index_20_Link" text:visited-style-name="Index_20_Link">Functional.js<text:tab/>4</text:a></text:p>
          <text:p text:style-name="P8"><text:a xlink:type="simple" xlink:href="#__RefHeading__489_388439170" text:style-name="Index_20_Link" text:visited-style-name="Index_20_Link">QuickCheck<text:tab/>4</text:a></text:p>
          <text:p text:style-name="P8"><text:a xlink:type="simple" xlink:href="#__RefHeading__369_388439170" text:style-name="Index_20_Link" text:visited-style-name="Index_20_Link">Along.es<text:tab/>4</text:a></text:p>
          <text:p text:style-name="P8"><text:a xlink:type="simple" xlink:href="#__RefHeading__371_388439170" text:style-name="Index_20_Link" text:visited-style-name="Index_20_Link">Bilby.js<text:tab/>4</text:a></text:p>
          <text:p text:style-name="P8"><text:a xlink:type="simple" xlink:href="#__RefHeading__373_388439170" text:style-name="Index_20_Link" text:visited-style-name="Index_20_Link">Sinon.js<text:tab/>4</text:a></text:p>
          <text:p text:style-name="P8"><text:a xlink:type="simple" xlink:href="#__RefHeading__375_388439170" text:style-name="Index_20_Link" text:visited-style-name="Index_20_Link">Oboe.js<text:tab/>4</text:a></text:p>
          <text:p text:style-name="P8"><text:a xlink:type="simple" xlink:href="#__RefHeading__377_388439170" text:style-name="Index_20_Link" text:visited-style-name="Index_20_Link">Jasmine<text:tab/>4</text:a></text:p>
          <text:p text:style-name="P8"><text:a xlink:type="simple" xlink:href="#__RefHeading__431_388439170" text:style-name="Index_20_Link" text:visited-style-name="Index_20_Link">JSTestDriver, Karma<text:tab/>4</text:a></text:p>
          <text:p text:style-name="P9"><text:a xlink:type="simple" xlink:href="#__RefHeading__355_388439170" text:style-name="Index_20_Link" text:visited-style-name="Index_20_Link">Application and Reflection 40 to 60 pages<text:tab/>4</text:a></text:p>
          <text:p text:style-name="P9"><text:a xlink:type="simple" xlink:href="#__RefHeading__357_388439170" text:style-name="Index_20_Link" text:visited-style-name="Index_20_Link">Conclusion 1 to 5 pages<text:tab/>5</text:a></text:p>
          <text:p text:style-name="P9"><text:a xlink:type="simple" xlink:href="#__RefHeading__359_388439170" text:style-name="Index_20_Link" text:visited-style-name="Index_20_Link">Bibliography<text:tab/>5</text:a></text:p>
          <text:p text:style-name="P9"><text:a xlink:type="simple" xlink:href="#__RefHeading__361_388439170" text:style-name="Index_20_Link" text:visited-style-name="Index_20_Link">Appendix<text:tab/>5</text:a></text:p>
          <text:p text:style-name="P8"><text:a xlink:type="simple" xlink:href="#__RefHeading__363_388439170" text:style-name="Index_20_Link" text:visited-style-name="Index_20_Link">Motivation<text:tab/>5</text:a></text:p>
          <text:p text:style-name="P3"><text:a xlink:type="simple" xlink:href="#__RefHeading__381_388439170" text:style-name="Index_20_Link" text:visited-style-name="Index_20_Link">Require.js:<text:tab/>5</text:a></text:p>
          <text:p text:style-name="P8"><text:a xlink:type="simple" xlink:href="#__RefHeading__383_388439170" text:style-name="Index_20_Link" text:visited-style-name="Index_20_Link">Circular dependencies<text:tab/>6</text:a></text:p>
          <text:p text:style-name="P8"><text:a xlink:type="simple" xlink:href="#__RefHeading__385_388439170" text:style-name="Index_20_Link" text:visited-style-name="Index_20_Link">Halt<text:tab/>6</text:a></text:p>
          <text:p text:style-name="P8"><text:a xlink:type="simple" xlink:href="#__RefHeading__387_388439170" text:style-name="Index_20_Link" text:visited-style-name="Index_20_Link">Why test driven<text:tab/>6</text:a></text:p>
          <text:p text:style-name="P8"><text:a xlink:type="simple" xlink:href="#__RefHeading__389_388439170" text:style-name="Index_20_Link" text:visited-style-name="Index_20_Link">Liberal currying<text:tab/>7</text:a></text:p>
          <text:p text:style-name="P8"><text:a xlink:type="simple" xlink:href="#__RefHeading__391_388439170" text:style-name="Index_20_Link" text:visited-style-name="Index_20_Link">Implement jsonPath using Naga?<text:tab/>7</text:a></text:p>
          <text:p text:style-name="P3"><text:a xlink:type="simple" xlink:href="#__RefHeading__393_388439170" text:style-name="Index_20_Link" text:visited-style-name="Index_20_Link">N-ary functions<text:tab/>7</text:a></text:p>
          <text:p text:style-name="P8"><text:a xlink:type="simple" xlink:href="#__RefHeading__395_388439170" text:style-name="Index_20_Link" text:visited-style-name="Index_20_Link">Other problems being functional<text:tab/>7</text:a></text:p>
          <text:p text:style-name="P3"><text:a xlink:type="simple" xlink:href="#__RefHeading__397_388439170" text:style-name="Index_20_Link" text:visited-style-name="Index_20_Link">Testing<text:tab/>8</text:a></text:p>
          <text:p text:style-name="P8"><text:a xlink:type="simple" xlink:href="#__RefHeading__399_388439170" text:style-name="Index_20_Link" text:visited-style-name="Index_20_Link">The asserter object pattern<text:tab/>8</text:a></text:p>
          <text:p text:style-name="P8"><text:a xlink:type="simple" xlink:href="#__RefHeading__401_388439170" text:style-name="Index_20_Link" text:visited-style-name="Index_20_Link">Functional Composition and exception catching raising through a call stack<text:tab/>8</text:a></text:p>
          <text:p text:style-name="P8"><text:a xlink:type="simple" xlink:href="#__RefHeading__403_388439170" text:style-name="Index_20_Link" text:visited-style-name="Index_20_Link">Statelessness<text:tab/>8</text:a></text:p>
          <text:p text:style-name="P8"><text:a xlink:type="simple" xlink:href="#__RefHeading__405_388439170" text:style-name="Index_20_Link" text:visited-style-name="Index_20_Link">Authorship<text:tab/>8</text:a></text:p>
          <text:p text:style-name="P8"><text:a xlink:type="simple" xlink:href="#__RefHeading__407_388439170" text:style-name="Index_20_Link" text:visited-style-name="Index_20_Link">The difficulty of testing a network of interdependent small components in isolation<text:tab/>9</text:a></text:p>
          <text:p text:style-name="P8"><text:a xlink:type="simple" xlink:href="#__RefHeading__409_388439170" text:style-name="Index_20_Link" text:visited-style-name="Index_20_Link">Difficulty of meta-testing a testing framework<text:tab/>9</text:a></text:p>
          <text:p text:style-name="P8"><text:a xlink:type="simple" xlink:href="#__RefHeading__411_388439170" text:style-name="Index_20_Link" text:visited-style-name="Index_20_Link">Guards<text:tab/>9</text:a></text:p>
          <text:p text:style-name="P8"><text:a xlink:type="simple" xlink:href="#__RefHeading__413_388439170" text:style-name="Index_20_Link" text:visited-style-name="Index_20_Link">Musings<text:tab/>9</text:a></text:p>
          <text:p text:style-name="P8"><text:a xlink:type="simple" xlink:href="#__RefHeading__415_388439170" text:style-name="Index_20_Link" text:visited-style-name="Index_20_Link">Chain vs unintenifyable calls or B-method<text:tab/>10</text:a></text:p>
        </text:index-body>
      </text:table-of-content>
      <text:p text:style-name="Text_20_body"><text:span text:style-name="T134"/></text:p>
      <text:h text:style-name="Heading_20_1" text:outline-level="1"><text:bookmark-start text:name="__RefHeading__351_388439170"/><text:span text:style-name="T124">Introduction </text:span><text:span text:style-name="T169">(</text:span><text:span text:style-name="T153">2 </text:span><text:span text:style-name="T169">to </text:span><text:span text:style-name="T153">5 pages</text:span><text:span text:style-name="T169">)</text:span><text:bookmark-end text:name="__RefHeading__351_388439170"/></text:h>
      <text:p text:style-name="P51"><text:span text:style-name="T164">Set reader's expectations. Advance state of the art?</text:span></text:p>
      <text:p text:style-name="P59"><text:span text:style-name="T165">Advancing what is easily expressible in bbd testing for Javascript projects over a range of different programming paradigms</text:span><text:span text:style-name="T166">. Presenting an example project.</text:span></text:p>
      <text:p text:style-name="P50"><text:span text:style-name="T163">What is the reader about the read? On which terms should it be assessed?</text:span></text:p>
      <text:p text:style-name="P49"><text:span text:style-name="T162">Present a picture of the dissertation as a whole</text:span></text:p>
      <text:h text:style-name="Heading_20_1" text:outline-level="1"><text:bookmark-start text:name="__RefHeading__353_388439170"/><text:soft-page-break/><text:span text:style-name="T124">Background </text:span><text:span text:style-name="T168">(</text:span><text:span text:style-name="T154">2 to 10 pages</text:span><text:span text:style-name="T168">)</text:span><text:bookmark-end text:name="__RefHeading__353_388439170"/></text:h>
      <text:p text:style-name="P48"><text:span text:style-name="T157">This doesn't seem like a lota pages. </text:span><text:span text:style-name="T158">Looks like skimming, but with lots of code examples.</text:span></text:p>
      <text:p text:style-name="P60"><text:span text:style-name="T172">Pure and impure functional in js. Differing meanings in community.</text:span></text:p>
      <text:h text:style-name="Heading_20_2" text:outline-level="2"><text:bookmark-start text:name="__RefHeading__487_388439170"/><text:span text:style-name="T159">What Javascript is</text:span><text:bookmark-end text:name="__RefHeading__487_388439170"/></text:h>
      <text:p text:style-name="P61"><text:span text:style-name="T160">Mixed paradigm</text:span></text:p>
      <text:p text:style-name="P52"><text:span text:style-name="T128">Mention client-side javascript. Tests should be aplicable to more than just the front-end. </text:span><text:span text:style-name="T129">How coding on server-side is different.</text:span></text:p>
      <text:p text:style-name="P53"><text:span text:style-name="T129">Show </text:span><text:span text:style-name="T131">diagram</text:span><text:span text:style-name="T129">: seperated front-end into client side only vs distributed front-end. Follows </text:span><text:span text:style-name="T130">a SOA interpretation of an </text:span><text:span text:style-name="T129">MVC pattern.</text:span></text:p>
      <text:h text:style-name="Heading_20_2" text:outline-level="2"><text:bookmark-start text:name="__RefHeading__599_388439170"/><text:span text:style-name="T161">State of testing in Javascript</text:span><text:bookmark-end text:name="__RefHeading__599_388439170"/></text:h>
      <text:h text:style-name="P7" text:outline-level="2"><text:bookmark-start text:name="__RefHeading__429_388439170"/><text:span text:style-name="T84">Prior art</text:span><text:bookmark-end text:name="__RefHeading__429_388439170"/></text:h>
      <text:p text:style-name="P55"><text:span text:style-name="T84">String-based functional programming.</text:span></text:p>
      <text:p text:style-name="P55"><text:span text:style-name="T85">A function should DO SOMETHING (comment on 'B</text:span><text:span text:style-name="T86">-method</text:span><text:span text:style-name="T85">')</text:span></text:p>
      <text:p text:style-name="P55"><text:span text:style-name="T85">A well designed library should finesse itself inside the language. It should extend it without feeling like it is fighting against its host.</text:span></text:p>
      <text:p text:style-name="P55"><text:span text:style-name="T120">Need to research</text:span></text:p>
      <text:h text:style-name="Heading_20_3" text:outline-level="3"><text:span text:style-name="T174">How projects are tested</text:span></text:h>
      <text:p text:style-name="P64"><text:span text:style-name="T174">Testing pyramid. But assert that bbd-style is becoming more common in tdd. Nothing inherent about the</text:span></text:p>
      <text:p text:style-name="P64"><text:span text:style-name="T174">style that menas it is unsuited to tdd (how it came about - expressing specs to non-experts) and now</text:span></text:p>
      <text:p text:style-name="P64"><text:span text:style-name="T174">we have it, if it were as easy to do why not do it all the time? alternative - test that look like</text:span></text:p>
      <text:p text:style-name="P64"><text:span text:style-name="T174">imperative code rather than specifications.</text:span></text:p>
      <text:h text:style-name="Heading_20_3" text:outline-level="3"><text:span text:style-name="T175">How the existing is unsatisfactory</text:span></text:h>
      <text:p text:style-name="P65"><text:span text:style-name="T175">Real world problem: never quite happy with evolved style bdd solutions. Why? Repetitive boilerplate, </text:span></text:p>
      <text:p text:style-name="P65"><text:span text:style-name="T175">lacking generisism, one-off, similar style expressions. Statefull for convenience (ie, thing under </text:span></text:p>
      <text:p text:style-name="P65"><text:span text:style-name="T175">test object), allows state to leak between tests. Has hidden bugs.</text:span></text:p>
      <text:p text:style-name="P65"><text:span text:style-name="T175"/></text:p>
      <text:p text:style-name="P65"><text:span text:style-name="T175">State at the end pattern worse than functions at the end. Still, those functions often follow predictable </text:span></text:p>
      <text:p text:style-name="P65"><text:span text:style-name="T175">patterns and would benefit (correctness, time savings) from a generic form. Eg, function callingFoo </text:span></text:p>
      <text:p text:style-name="P65"><text:span text:style-name="T175">that takes stateful thing and calls foo on it.</text:span></text:p>
      <text:p text:style-name="P65"><text:span text:style-name="T175"/></text:p>
      <text:p text:style-name="P65"><text:span text:style-name="T175">Under real world refactorings, bbd code has tended evolutionarily towards being more functional. At IG - </text:span></text:p>
      <text:p text:style-name="P65"><text:soft-page-break/><text:span text:style-name="T175">new style vs old style tests on h5c. Take a leap that couldn't be easily done in this methodology by </text:span></text:p>
      <text:p text:style-name="P65"><text:span text:style-name="T175">stepping back and designing the tests after the suite, not the suite whilst writing the tests.</text:span></text:p>
      <text:p text:style-name="P65"><text:span text:style-name="T175"/></text:p>
      <text:p text:style-name="P65"><text:span text:style-name="T175">Can only find bugs the test writer anticipated. Quickcheck finds the others. Sometimes just finding an </text:span></text:p>
      <text:p text:style-name="P65"><text:span text:style-name="T175">exception is thrown in some circumstance is enough.</text:span></text:p>
      <text:h text:style-name="P69" text:outline-level="3"><text:bookmark-start text:name="__RefHeading__367_388439170"/><text:span text:style-name="T120">Functional.js</text:span><text:bookmark-end text:name="__RefHeading__367_388439170"/></text:h>
      <text:h text:style-name="Heading_20_3" text:outline-level="3"><text:bookmark-start text:name="__RefHeading__489_388439170"/><text:span text:style-name="T135">QuickCheck</text:span><text:bookmark-end text:name="__RefHeading__489_388439170"/></text:h>
      <text:h text:style-name="P69" text:outline-level="3"><text:bookmark-start text:name="__RefHeading__369_388439170"/><text:span text:style-name="T120">Along.es</text:span><text:bookmark-end text:name="__RefHeading__369_388439170"/></text:h>
      <text:h text:style-name="P69" text:outline-level="3"><text:bookmark-start text:name="__RefHeading__371_388439170"/><text:span text:style-name="T120">Bilby.js</text:span><text:bookmark-end text:name="__RefHeading__371_388439170"/></text:h>
      <text:h text:style-name="P69" text:outline-level="3"><text:bookmark-start text:name="__RefHeading__373_388439170"/><text:span text:style-name="T121">Sinon.js</text:span><text:bookmark-end text:name="__RefHeading__373_388439170"/></text:h>
      <text:h text:style-name="P69" text:outline-level="3"><text:bookmark-start text:name="__RefHeading__375_388439170"/><text:span text:style-name="T121">Oboe.js</text:span><text:bookmark-end text:name="__RefHeading__375_388439170"/></text:h>
      <text:h text:style-name="P69" text:outline-level="3"><text:bookmark-start text:name="__RefHeading__377_388439170"/><text:span text:style-name="T120">Jasmine</text:span><text:bookmark-end text:name="__RefHeading__377_388439170"/></text:h>
      <text:p text:style-name="P55"><text:span text:style-name="T120"><text:tab/></text:span><text:span text:style-name="T122">How it allows </text:span><text:span text:style-name="T123">descriptions to be inserted into the tests at will is nice</text:span></text:p>
      <text:h text:style-name="P69" text:outline-level="3"><text:bookmark-start text:name="__RefHeading__431_388439170"/><text:span text:style-name="T120">JSTestDriver, </text:span><text:span text:style-name="T122">Karma</text:span><text:bookmark-end text:name="__RefHeading__431_388439170"/></text:h>
      <text:h text:style-name="Heading_20_3" text:outline-level="3"><text:span text:style-name="T173">Require and AMD</text:span></text:h>
      <text:p text:style-name="P63"><text:span text:style-name="T173">Require problems: heavyweight</text:span></text:p>
      <text:p text:style-name="P63"><text:span text:style-name="T173">Simple tsort and concat is an alternative (perhaps less powerful, can't handle circular)</text:span></text:p>
      <text:p text:style-name="P63"><text:span text:style-name="T173">Is amd relevant in BDD?</text:span></text:p>
      <text:p text:style-name="P63"><text:span text:style-name="T173"><text:s text:c="3"/>Do tests need lazy loading?</text:span></text:p>
      <text:p text:style-name="P63"><text:span text:style-name="T173"><text:s text:c="3"/>To correctness of expressions inside code?</text:span></text:p>
      <text:p text:style-name="P63"><text:span text:style-name="T173"><text:s text:c="3"/>Very convenient to not have to transform code before test runs. Line numbers etc.</text:span></text:p>
      <text:h text:style-name="Heading_20_1" text:outline-level="1"><text:bookmark-start text:name="__RefHeading__355_388439170"/><text:span text:style-name="T124">Application and Reflection </text:span><text:span text:style-name="T167">(</text:span><text:span text:style-name="T155">40 to 60 pages</text:span><text:span text:style-name="T167">)</text:span><text:bookmark-end text:name="__RefHeading__355_388439170"/></text:h>
      <text:h text:style-name="Heading_20_3" text:outline-level="3"><text:span text:style-name="T176">A library to test with in application</text:span></text:h>
      <text:p text:style-name="P66"><text:span text:style-name="T176">Oboe good candidate for testing because mixed paradigm (some stateful, oop components, some stateless, </text:span></text:p>
      <text:p text:style-name="P66"><text:span text:style-name="T176">pure functional ones) - need oop part to present a familiar interface to integrate with existing projects. </text:span></text:p>
      <text:p text:style-name="P66"><text:span text:style-name="T176">Functional part why? Mixed paradigm makes good candidate because can know bell covers a wide range of </text:span></text:p>
      <text:p text:style-name="P66"><text:soft-page-break/><text:span text:style-name="T176">project assertions. Also designed for testabity and has pyramid if testing behind it. Already has tests </text:span></text:p>
      <text:p text:style-name="P66"><text:span text:style-name="T176">so can compare before and after. Combined with testing itself - also allows validation of ability to test </text:span></text:p>
      <text:p text:style-name="P66"><text:span text:style-name="T176">code of abstract expression rather than which performs a particular concrete task in a particular problem </text:span></text:p>
      <text:p text:style-name="P66"><text:span text:style-name="T176">domain.</text:span></text:p>
      <text:p text:style-name="P66"><text:span text:style-name="T176"/></text:p>
      <text:p text:style-name="P66"><text:span text:style-name="T176">Control the project so free to rewrite the tests. Bell finds a first real-world usage.</text:span></text:p>
      <text:h text:style-name="Heading_20_3" text:outline-level="3"><text:span text:style-name="T177">Programming idioms chosen in a multi-paradigm language</text:span></text:h>
      <text:p text:style-name="P62"><text:span text:style-name="T171">Functional lines up well with bdd. Passing from one instruction or check to the next in sequence follows </text:span></text:p>
      <text:p text:style-name="P62"><text:span text:style-name="T171">composition of stages expressed as functions. The possibility of state leaking between tests is poisonous </text:span></text:p>
      <text:p text:style-name="P62"><text:span text:style-name="T171">to bdd, pure functional fits the avoidance of state well because it renders it unnecessary.</text:span></text:p>
      <text:p text:style-name="P43"><text:span text:style-name="T126">Application of ideas from within the Softeng programme. </text:span><text:span text:style-name="T132">Reflect on softeng techniques available to you from programme and elsewhere, choose them in a justified way. </text:span><text:span text:style-name="T133">Show deeper understanding than would be possible by presenting an application of the techniques.</text:span></text:p>
      <text:p text:style-name="P44"><text:span text:style-name="T127">If material not from within the programme, why could it be so?</text:span></text:p>
      <text:h text:style-name="Heading_20_1" text:outline-level="1"><text:bookmark-start text:name="__RefHeading__357_388439170"/><text:span text:style-name="T124">Conclusion </text:span><text:span text:style-name="T167">(</text:span><text:span text:style-name="T156">1 to 5 pages</text:span><text:span text:style-name="T167">)</text:span><text:bookmark-end text:name="__RefHeading__357_388439170"/></text:h>
      <text:h text:style-name="Heading_20_1" text:outline-level="1"><text:bookmark-start text:name="__RefHeading__359_388439170"/><text:span text:style-name="T125">Bibliography</text:span><text:bookmark-end text:name="__RefHeading__359_388439170"/></text:h>
      <text:h text:style-name="Heading_20_1" text:outline-level="1"><text:bookmark-start text:name="__RefHeading__361_388439170"/><text:span text:style-name="T125">Appendix</text:span><text:bookmark-end text:name="__RefHeading__361_388439170"/></text:h>
      <text:h text:style-name="Heading_20_3" text:outline-level="3"><text:bookmark-start text:name="__RefHeading__363_388439170"/>Motivation<text:bookmark-end text:name="__RefHeading__363_388439170"/></text:h>
      <text:p text:style-name="P2"/>
      <text:list xml:id="list2310361919112440875" text:style-name="L1">
        <text:list-item>
          <text:p text:style-name="P70">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70">As few as possible 'wrapper' objects, where wrapping is needed higher-order functions should fulfill that need or the libs should intellegently wrap by default.</text:p>
        </text:list-item>
        <text:list-item>
          <text:p text:style-name="P70">Stateless. Reduces what needs to be done by test writer. Avoids tests influencing each other, promotes atomicity. 2+2 example</text:p>
        </text:list-item>
        <text:list-item>
          <text:p text:style-name="P70">Show examples of 2+2=4 in all known frameworks</text:p>
          <text:list>
            <text:list-item>
              <text:p text:style-name="P70">Include error messages generated</text:p>
            </text:list-item>
          </text:list>
        </text:list-item>
        <text:list-item>
          <text:p text:style-name="P70">On failure, good error messages are very important (why?) but generally are poorly handled “expected 1 but got 2”, need to be able to create from all the parts.</text:p>
        </text:list-item>
        <text:list-item>
          <text:p text:style-name="P70">IDE integration – ride on the coattails of existing runners by working under them.</text:p>
        </text:list-item>
        <text:list-item>
          <text:p text:style-name="P70">Curryable and chainable.</text:p>
        </text:list-item>
        <text:list-item>
          <text:p text:style-name="P70">Introduction of functional principles allows much neater testing – eg curryable add in test</text:p>
        </text:list-item>
        <text:list-item>
          <text:p text:style-name="P70">Functional.js – why deficient, creates new language without any of the protection inside of Strings. Confusing, two langauges.</text:p>
        </text:list-item>
      </text:list>
      <text:h text:style-name="Heading_20_2" text:outline-level="2"><text:soft-page-break/><text:span text:style-name="T122"/></text:h>
      <text:p text:style-name="P42"><text:span text:style-name="T120"/></text:p>
      <text:h text:style-name="Heading_20_3" text:outline-level="3"><text:span text:style-name="T120"/></text:h>
      <text:h text:style-name="Heading_20_2" text:outline-level="2"><text:bookmark-start text:name="__RefHeading__381_388439170"/>Require.js:<text:bookmark-end text:name="__RefHeading__381_388439170"/></text:h>
      <text:p text:style-name="P81"><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81"><text:span text:style-name="T54"/></text:p>
      <text:p text:style-name="P82"><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81"><text:span text:style-name="T50"/></text:p>
      <text:p text:style-name="Standard">Asynchronous loading via higher-order functions. Essentially, monadic form to dynamically load code dependencies.</text:p>
      <text:p text:style-name="Standard"/>
      <text:p text:style-name="P83"><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74"><text:span text:style-name="T7">Require optimise to package</text:span></text:p>
      <text:p text:style-name="P1"/>
      <text:p text:style-name="P73"><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73"><text:span text:style-name="T7"/></text:p>
      <text:p text:style-name="P75"><text:span text:style-name="T8">Bringing into a closure provides local shortcutting of global names. Less clumbsy to use single-token names than </text:span><text:span text:style-name="T9">namespaced ones.</text:span></text:p>
      <text:p text:style-name="P75"><text:span text:style-name="T9"/></text:p>
      <text:h text:style-name="Heading_20_3" text:outline-level="3"><text:bookmark-start text:name="__RefHeading__383_388439170"/><text:span text:style-name="T93">Circular dependencies</text:span><text:bookmark-end text:name="__RefHeading__383_388439170"/></text:h>
      <text:p text:style-name="P32"><text:span text:style-name="T94">How to solve them</text:span></text:p>
      <text:p text:style-name="P33"><text:span text:style-name="T95">Why it isn't a problem in the normal language (between functions). But this can't be reproduced </text:span><text:span text:style-name="T97">within the language itself</text:span><text:span text:style-name="T96">.</text:span></text:p>
      <text:p text:style-name="P32"><text:span text:style-name="T94">Not so good: programmer has to know larger context, not just the context of their smaller components's context</text:span></text:p>
      <text:p text:style-name="P32"><text:span text:style-name="T94"><text:tab/></text:span><text:span text:style-name="T98">The problem is easier to solve for objects (that will be added to later) than it is for bare functions.</text:span></text:p>
      <text:p text:style-name="P32"><text:span text:style-name="T98"><text:tab/><text:tab/>But requires mutability.</text:span></text:p>
      <text:p text:style-name="P32"><text:span text:style-name="T99"><text:tab/>Can ask for dependencies as needed from one side by depending on 'require'.</text:span></text:p>
      <text:p text:style-name="P32"><text:soft-page-break/><text:span text:style-name="T99"/></text:p>
      <text:p text:style-name="P35"><text:span text:style-name="T100">Example: </text:span></text:p>
      <text:p text:style-name="P35"><text:span text:style-name="T100"><text:tab/>curry needs template to report errors</text:span></text:p>
      <text:h text:style-name="Heading_20_3" text:outline-level="3"><text:bookmark-start text:name="__RefHeading__385_388439170"/><text:span text:style-name="T109">Halt</text:span><text:bookmark-end text:name="__RefHeading__385_388439170"/></text:h>
      <text:p text:style-name="P34"><text:span text:style-name="T100"><text:tab/></text:span><text:span text:style-name="T101">template needs curry to provide pre-curried templates to help clients</text:span></text:p>
      <text:p text:style-name="P34"><text:span text:style-name="T101"><text:tab/><text:tab/></text:span><text:span text:style-name="T102">since curry only needs template when things go wrong, ok for that to be sub-optimal</text:span></text:p>
      <text:p text:style-name="P36"><text:span text:style-name="T102"><text:tab/><text:tab/><text:tab/></text:span><text:span text:style-name="T103">can </text:span><text:span text:style-name="T105">have a problem </text:span><text:span text:style-name="T106">module that </text:span><text:span text:style-name="T104">get</text:span><text:span text:style-name="T106">s</text:span><text:span text:style-name="T104"> reference </text:span><text:span text:style-name="T107">to template or throwError </text:span></text:p>
      <text:p text:style-name="P37"><text:span text:style-name="T107"><text:tab/><text:tab/><text:tab/></text:span><text:span text:style-name="T103">at run time </text:span><text:span text:style-name="T104">everytime </text:span><text:span text:style-name="T107">instead of capturing in a closure</text:span></text:p>
      <text:p text:style-name="P37"><text:span text:style-name="T107"><text:tab/><text:tab/><text:tab/></text:span><text:span text:style-name="T108">don't mind error reporting being slow</text:span></text:p>
      <text:p text:style-name="P75"><text:span text:style-name="T9"/></text:p>
      <text:h text:style-name="P68" text:outline-level="3"><text:bookmark-start text:name="__RefHeading__387_388439170"/><text:span text:style-name="T18">Why test driven</text:span><text:bookmark-end text:name="__RefHeading__387_388439170"/></text:h>
      <text:p text:style-name="P12"><text:span text:style-name="T18">Working on small, abstract components such as fold, in developing it is natural to interactively test via a console.</text:span></text:p>
      <text:p text:style-name="P12"><text:span text:style-name="T18">TDD preserves this cunning to be run over and over with little effort.</text:span></text:p>
      <text:p text:style-name="P12"><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14"><text:span text:style-name="T24">JsonPath is an exaple of sophisticated behaviours coming out of the complex arrangement of many simple functions. For Naga/Bell, only providing the simpler functions.</text:span></text:p>
      <text:p text:style-name="P13"><text:span text:style-name="T22">Functional's suitability to refactoring: very 'perfect' final designs are often evolved towards bit by bit. </text:span><text:span text:style-name="T23">Code gets more functional as it is rethought. Well suited to TDD.</text:span></text:p>
      <text:p text:style-name="P15"><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p text:style-name="P15"><text:span text:style-name="T26"/></text:p>
      <text:h text:style-name="Heading_20_3" text:outline-level="3"><text:bookmark-start text:name="__RefHeading__389_388439170"/><text:span text:style-name="T90">Liberal currying</text:span><text:bookmark-end text:name="__RefHeading__389_388439170"/></text:h>
      <text:p text:style-name="P31"><text:span text:style-name="T91">My curry can take multiple arguments at once, or singularly.</text:span></text:p>
      <text:p text:style-name="P31"><text:span text:style-name="T91">So, not harmful to curry everything. If caller wasn't expecting it, can call in traditional js style</text:span></text:p>
      <text:p text:style-name="P31"><text:span text:style-name="T91">Good example to use: template. </text:span><text:span text:style-name="T92">Especially, providing error messages for symbols in prefix2 – trap new symbol in with partial completion.</text:span></text:p>
      <text:p text:style-name="P15"><text:span text:style-name="T26"/></text:p>
      <text:p text:style-name="P29"><text:span text:style-name="T87">Ability to build without debug output would be nice. Ie, like jQuery helper.</text:span></text:p>
      <text:p text:style-name="P29"><text:span text:style-name="T87"><text:tab/>Could be done using Require – one 'helper' that gets included that checks correctness, but is <text:tab/>replaced with a noop for dist builds. Not compile time checking, sort-of run-time checking. <text:tab/>'dev-time' checking is a good term?</text:span></text:p>
      <text:p text:style-name="P30"><text:span text:style-name="T88"><text:tab/>Are errors ok in prod but must be caught in dev? Invalid question – catching in dev means devs being aware of them, not that they are handled. </text:span><text:span text:style-name="T89">Allows adding of proper handling.</text:span></text:p>
      <text:h text:style-name="Heading_20_3" text:outline-level="3"><text:bookmark-start text:name="__RefHeading__391_388439170"/><text:soft-page-break/><text:span text:style-name="T25">Implement jsonPath using </text:span><text:span text:style-name="T73">Naga</text:span><text:span text:style-name="T25">?</text:span><text:bookmark-end text:name="__RefHeading__391_388439170"/></text:h>
      <text:p text:style-name="P23"><text:span text:style-name="T73">Or just the tests using Bell?</text:span></text:p>
      <text:h text:style-name="P6" text:outline-level="2"><text:bookmark-start text:name="__RefHeading__393_388439170"/><text:span text:style-name="T74">N-ary functions</text:span><text:bookmark-end text:name="__RefHeading__393_388439170"/></text:h>
      <text:p text:style-name="P24"><text:span text:style-name="T74">The problems: </text:span></text:p>
      <text:p text:style-name="P24"><text:span text:style-name="T74"><text:tab/></text:span><text:span text:style-name="T80">dynamic number of parameters</text:span></text:p>
      <text:p text:style-name="P24"><text:span text:style-name="T80"><text:tab/><text:tab/>why argumentsToList is helpful</text:span></text:p>
      <text:p text:style-name="P26"><text:span text:style-name="T80"><text:tab/><text:tab/>The role of .length – only understands parameters declared in one way</text:span></text:p>
      <text:p text:style-name="P24"><text:span text:style-name="T74"><text:tab/>passing parseInt to map</text:span></text:p>
      <text:p text:style-name="P24"><text:span text:style-name="T74"><text:tab/><text:tab/>fix: unary higher order function</text:span></text:p>
      <text:p text:style-name="P24"><text:span text:style-name="T74"><text:tab/>currying is difficult</text:span></text:p>
      <text:p text:style-name="P24"><text:span text:style-name="T74"><text:tab/><text:tab/>fix: specify arity on currying</text:span></text:p>
      <text:h text:style-name="Heading_20_3" text:outline-level="3"><text:bookmark-start text:name="__RefHeading__395_388439170"/><text:span text:style-name="T81">Other problems being functional</text:span><text:bookmark-end text:name="__RefHeading__395_388439170"/></text:h>
      <text:p text:style-name="P27"><text:span text:style-name="T81">Fairly fundamental classes (Regexp for example) are inherently stateful – different from call to call, eg with global patterns and exec.</text:span></text:p>
      <text:p text:style-name="P27"><text:span text:style-name="T81"/></text:p>
      <text:h text:style-name="Heading_20_2" text:outline-level="2"><text:bookmark-start text:name="__RefHeading__397_388439170"/><text:span text:style-name="T33">Testing</text:span><text:bookmark-end text:name="__RefHeading__397_388439170"/></text:h>
      <text:h text:style-name="Heading_20_3" text:outline-level="3"><text:bookmark-start text:name="__RefHeading__399_388439170"/><text:span text:style-name="T72">The asserter object pattern</text:span><text:bookmark-end text:name="__RefHeading__399_388439170"/></text:h>
      <text:p text:style-name="P22"><text:span text:style-name="T72">What is it?</text:span></text:p>
      <text:p text:style-name="P22"><text:span text:style-name="T72">Example</text:span></text:p>
      <text:p text:style-name="P22"><text:span text:style-name="T72">Possibly also a coding method pattern in which the calls to the object are made</text:span></text:p>
      <text:p text:style-name="P22"><text:span text:style-name="T72">Use with a hierarchical service (why services tend to be hierarchical – json, xml, easier to serialise than a graph) – can be a 'cursor' moving around, verifying different parts. Example. </text:span></text:p>
      <text:p text:style-name="P22"><text:span text:style-name="T72">Essentially, to manage state of the thing under test.</text:span></text:p>
      <text:p text:style-name="P22"><text:span text:style-name="T72">But a stateless representation is possible with either functional composition or monads.</text:span></text:p>
      <text:p text:style-name="P25"><text:span text:style-name="T75">Chain meets the same English-semantics facet.</text:span></text:p>
      <text:h text:style-name="Heading_20_3" text:outline-level="3"><text:bookmark-start text:name="__RefHeading__401_388439170"/><text:span text:style-name="T110">Functional Composition and </text:span><text:span text:style-name="T112">exception</text:span><text:span text:style-name="T110"> catching </text:span><text:span text:style-name="T111">raising through a call stack</text:span><text:bookmark-end text:name="__RefHeading__401_388439170"/></text:h>
      <text:p text:style-name="P38"><text:span text:style-name="T112">Why desirable in a g.w.t – </text:span><text:span text:style-name="T113">each should be able to add something to an error massage</text:span></text:p>
      <text:p text:style-name="P39"><text:span text:style-name="T114">Example: 2+2=5</text:span></text:p>
      <text:p text:style-name="P39"><text:span text:style-name="T114">Why this wouldn't work with a straightforwards compose. </text:span><text:span text:style-name="T115">Exceptions may only be caught </text:span><text:span text:style-name="T117">in</text:span><text:span text:style-name="T115"> the </text:span><text:span text:style-name="T116">code</text:span><text:span text:style-name="T115"> upstack from the error. </text:span><text:span text:style-name="T118">A central controller (such as one place that calls each function in turn in a composed function factory) resists this, bringing all exceptions from the sub-parts to a common place.</text:span></text:p>
      <text:p text:style-name="P41"><text:span text:style-name="T119">Results of excecution the same if calls are in sequence or if they wrap each other.</text:span></text:p>
      <text:p text:style-name="P40"><text:span text:style-name="T115">For a when clause to add to the error from the then describing what it did, it has to be able to catch </text:span><text:soft-page-break/><text:span text:style-name="T115">that error which means it has to have called it. Likewise For the given to catch </text:span></text:p>
      <text:h text:style-name="Heading_20_3" text:outline-level="3"><text:bookmark-start text:name="__RefHeading__403_388439170"/><text:span text:style-name="T47">Statelessness</text:span><text:bookmark-end text:name="__RefHeading__403_388439170"/></text:h>
      <text:p text:style-name="P18"><text:span text:style-name="T47">Tends itself to exhaustive testing. From the test side is possible to know that a passing is more universally applicable than if </text:span></text:p>
      <text:h text:style-name="Heading_20_3" text:outline-level="3"><text:bookmark-start text:name="__RefHeading__405_388439170"/><text:span text:style-name="T47">Authorship</text:span><text:bookmark-end text:name="__RefHeading__405_388439170"/></text:h>
      <text:p text:style-name="P16"><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7"><text:span text:style-name="T39">Too close to own code to see how it might be used 'out-of-bounds'.</text:span></text:p>
      <text:p text:style-name="P17"><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7"><text:span text:style-name="T39">In test suite testing itself, failures shouldn't invite </text:span><text:span text:style-name="T40">false passes.</text:span></text:p>
      <text:h text:style-name="Heading_20_3" text:outline-level="3"><text:bookmark-start text:name="__RefHeading__407_388439170"/><text:span text:style-name="T10">The difficulty of testing a network of interdependent small components in isolation</text:span><text:bookmark-end text:name="__RefHeading__407_388439170"/></text:h>
      <text:p text:style-name="P76"><text:span text:style-name="T10">Under ideal tdd, would a single failure break only that test, not that of its dependents? </text:span><text:span text:style-name="T16">Testing as small a unit of functionality as possible. But difficult with very small components.</text:span></text:p>
      <text:p text:style-name="P76"><text:span text:style-name="T10"/></text:p>
      <text:p text:style-name="P77"><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77"><text:span text:style-name="T14"/></text:p>
      <text:p text:style-name="P80"><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77"><text:span text:style-name="T11"/></text:p>
      <text:p text:style-name="P78"><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78"><text:span text:style-name="T13"/></text:p>
      <text:p text:style-name="P79"><text:span text:style-name="T13">Abstraction of very small concepts prevents repatation but does not lend itself to independent testing, eg, it is hard to test a module using fold without using an actual fold implementation.</text:span></text:p>
      <text:p text:style-name="P79"><text:soft-page-break/><text:span text:style-name="T13"/></text:p>
      <text:h text:style-name="Heading_20_3" text:outline-level="3"><text:bookmark-start text:name="__RefHeading__409_388439170"/><text:span text:style-name="T17">Difficulty of meta-testing a testing framework</text:span><text:bookmark-end text:name="__RefHeading__409_388439170"/></text:h>
      <text:p text:style-name="P11"><text:span text:style-name="T17">Without a seperate testing framework. Liken to language compiling its own compiler.</text:span></text:p>
      <text:h text:style-name="Heading_20_3" text:outline-level="3"><text:bookmark-start text:name="__RefHeading__411_388439170"/><text:span text:style-name="T1">Guards</text:span><text:bookmark-end text:name="__RefHeading__411_388439170"/></text:h>
      <text:p text:style-name="P10"><text:span text:style-name="T1">Not functionally different from ifs on entry to a function. Not easily reproducable inside languages wihtout them. Compose.js is a good example of this.</text:span></text:p>
      <text:p text:style-name="P28"><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bookmark-start text:name="__RefHeading__413_388439170"/><text:span text:style-name="T2">Musings</text:span><text:bookmark-end text:name="__RefHeading__413_388439170"/></text:h>
      <text:p text:style-name="P72"><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84"><text:span text:style-name="T63">For var, read 'let'. Let is allowed in some js variants (which?) but isn't widely supported enough for general use.</text:span></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85"><text:span text:style-name="T76">Can\t make lanaguge stateless or (universally) lazy evaluate. </text:span><text:span text:style-name="T77">But can make code that would run 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bookmark-start text:name="__RefHeading__415_388439170"/><text:span text:style-name="T64">Chain vs unintenifyable calls or B</text:span><text:span text:style-name="T86">-</text:span><text:span text:style-name="T64">method</text:span><text:bookmark-end text:name="__RefHeading__415_388439170"/></text:h>
      <text:p text:style-name="P20"><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9"><text:span text:style-name="T64">.when( </text:span><text:span text:style-name="T67">settingUp('zangle', 48, 3</text:span><text:span text:style-name="T64"> ) // </text:span><text:span text:style-name="T67">difficult to read. What are those numbers</text:span></text:p>
      <text:p text:style-name="P21"><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text:span><text:span text:style-name="T86">-method</text:span><text:span text:style-name="T69"> –</text:span><text:span text:style-name="T70"> lots of identity </text:span><text:soft-page-break/><text:span text:style-name="T70">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20T17:57:50</dc:date>
    <meta:editing-duration>P7DT6H9M21S</meta:editing-duration>
    <meta:editing-cycles>209</meta:editing-cycles>
    <meta:document-statistic meta:table-count="0" meta:image-count="0" meta:object-count="0" meta:page-count="12" meta:paragraph-count="234" meta:word-count="3043" meta:character-count="18874" meta:non-whitespace-character-count="15984"/>
  </office:meta>
</office:document-meta>
</file>